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cm" fo:margin-bottom="0cm" loext:contextual-spacing="false" fo:line-height="100%" fo:text-align="center" style:justify-single-word="false"/>
      <style:text-properties officeooo:rsid="0006610b" officeooo:paragraph-rsid="0006610b"/>
    </style:style>
    <style:style style:name="P2" style:family="paragraph" style:parent-style-name="Standard">
      <style:paragraph-properties fo:margin-top="0cm" fo:margin-bottom="0cm" loext:contextual-spacing="false" fo:line-height="100%" fo:text-align="start" style:justify-single-word="false"/>
      <style:text-properties style:text-underline-style="solid" style:text-underline-width="auto" style:text-underline-color="font-color" officeooo:rsid="0006610b" officeooo:paragraph-rsid="0006610b"/>
    </style:style>
    <style:style style:name="P3" style:family="paragraph" style:parent-style-name="Standard">
      <style:paragraph-properties fo:margin-top="0cm" fo:margin-bottom="0cm" loext:contextual-spacing="false" fo:line-height="100%" fo:text-align="start" style:justify-single-word="false"/>
      <style:text-properties style:text-underline-style="solid" style:text-underline-width="auto" style:text-underline-color="font-color" officeooo:rsid="001aac54" officeooo:paragraph-rsid="001aac54"/>
    </style:style>
    <style:style style:name="P4" style:family="paragraph" style:parent-style-name="Standard">
      <style:paragraph-properties fo:margin-top="0cm" fo:margin-bottom="0cm" loext:contextual-spacing="false" fo:line-height="100%" fo:text-align="start" style:justify-single-word="false"/>
      <style:text-properties style:text-underline-style="none" officeooo:rsid="0006610b" officeooo:paragraph-rsid="0006610b"/>
    </style:style>
    <style:style style:name="P5" style:family="paragraph" style:parent-style-name="Standard">
      <style:paragraph-properties fo:margin-top="0cm" fo:margin-bottom="0cm" loext:contextual-spacing="false" fo:line-height="100%" fo:text-align="start" style:justify-single-word="false"/>
      <style:text-properties style:text-underline-style="none" officeooo:rsid="00076e2a" officeooo:paragraph-rsid="00076e2a"/>
    </style:style>
    <style:style style:name="P6" style:family="paragraph" style:parent-style-name="Standard">
      <style:paragraph-properties fo:margin-top="0cm" fo:margin-bottom="0cm" loext:contextual-spacing="false" fo:line-height="100%" fo:text-align="start" style:justify-single-word="false"/>
      <style:text-properties style:text-underline-style="none" officeooo:rsid="00076e2a" officeooo:paragraph-rsid="00155721"/>
    </style:style>
    <style:style style:name="P7" style:family="paragraph" style:parent-style-name="Standard">
      <style:paragraph-properties fo:margin-top="0cm" fo:margin-bottom="0cm" loext:contextual-spacing="false" fo:line-height="100%" fo:text-align="start" style:justify-single-word="false"/>
      <style:text-properties style:text-underline-style="none" officeooo:rsid="000d69ac" officeooo:paragraph-rsid="000d69ac"/>
    </style:style>
    <style:style style:name="P8" style:family="paragraph" style:parent-style-name="Standard">
      <style:paragraph-properties fo:margin-top="0cm" fo:margin-bottom="0cm" loext:contextual-spacing="false" fo:line-height="100%" fo:text-align="start" style:justify-single-word="false"/>
      <style:text-properties style:text-underline-style="none" officeooo:rsid="001aac54" officeooo:paragraph-rsid="001aac54"/>
    </style:style>
    <style:style style:name="P9" style:family="paragraph" style:parent-style-name="Standard">
      <style:paragraph-properties fo:margin-top="0cm" fo:margin-bottom="0cm" loext:contextual-spacing="false" fo:line-height="100%" fo:text-align="start" style:justify-single-word="false"/>
      <style:text-properties style:text-underline-style="none" officeooo:rsid="001aac54" officeooo:paragraph-rsid="00217d16"/>
    </style:style>
    <style:style style:name="P10" style:family="paragraph" style:parent-style-name="Standard">
      <style:paragraph-properties fo:margin-top="0cm" fo:margin-bottom="0cm" loext:contextual-spacing="false" fo:line-height="100%" fo:text-align="start" style:justify-single-word="false"/>
      <style:text-properties style:text-underline-style="none" officeooo:rsid="001aac54" officeooo:paragraph-rsid="0023e11f"/>
    </style:style>
    <style:style style:name="T1" style:family="text">
      <style:text-properties officeooo:rsid="000bb753"/>
    </style:style>
    <style:style style:name="T2" style:family="text">
      <style:text-properties officeooo:rsid="000da0b2"/>
    </style:style>
    <style:style style:name="T3" style:family="text">
      <style:text-properties officeooo:rsid="000f68ec"/>
    </style:style>
    <style:style style:name="T4" style:family="text">
      <style:text-properties officeooo:rsid="00155721"/>
    </style:style>
    <style:style style:name="T5" style:family="text">
      <style:text-properties officeooo:rsid="0015f380"/>
    </style:style>
    <style:style style:name="T6" style:family="text">
      <style:text-properties officeooo:rsid="00174c5f"/>
    </style:style>
    <style:style style:name="T7" style:family="text">
      <style:text-properties officeooo:rsid="001d4530"/>
    </style:style>
    <style:style style:name="T8" style:family="text">
      <style:text-properties officeooo:rsid="0022d7a7"/>
    </style:style>
    <style:style style:name="T9" style:family="text">
      <style:text-properties officeooo:rsid="0023dce4"/>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26486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tworks Paper Outline</text:p>
      <text:p text:style-name="P1"/>
      <text:p text:style-name="P2">Paragraph 1</text:p>
      <text:p text:style-name="P4">Begin by introducing the concept of multilayer networks from the perspective of Shai’s paper.</text:p>
      <text:p text:style-name="P5"/>
      <text:p text:style-name="P5">Important Basic Facts of Multilayer Networks:</text:p>
      <text:p text:style-name="P6">- <text:span text:style-name="T4">Multilayer networks, within the realm of ecology, are a new addition to the network ecologists tool kit. While multilayer networks are a new addition to ecological networks, its use has been heavily seen in the relam of social sciences since the early eighties. </text:span>Multilayer network edges can be either weighted or unweighted networks – including the interlayer edges. This leads to complex analysis of the information (or energy) transferred through a system <text:span text:style-name="T1">between nodes and matrices</text:span>. <text:span text:style-name="T3">The benefit of using this multilayer approach to analyzing matrices is that it can allow us to see the interactions between trophic levels, between layers, in order to get more resolution to how complex ecosystem interaction affect other interactions within the network. Its use in meta analyses of previously constructed networks can also allow us to shine more light on previous studies, and how they fit into the ecological framework similar to those proposed by Darwin – the entangled bank. </text:span></text:p>
      <text:p text:style-name="P5"/>
      <text:p text:style-name="P5">- The general equation for multilayer networks is: M = (V_M, E_M, V, L) where we have measurements of the number of interlayer edges between the layers of the multilayer network (V_M), the number of layer in a multilayer network (L), the weights of all edges in the multilayer network (E_M), and the sum total of all nodes in the networks (V). <text:span text:style-name="T5">This definition of multi-layer networks is not strictly associated with weighted networks, both those which have weights intralayer and/or interlayer, meaning that one could construct a strictly unweighted multilayer network or one that has intralayer and/or interlayer weights. While weights are important to determine the level of energy transfer, they are not necessary for analysis on random extinction and standard measurements like centrality and molecularity in multilayer networks. That being said, weighted networks are beneficial because they can show rate of energy transfer between nodes, intralayer and interlayer, which can lead to more resolution in the results pertaining to nodes which require a certain amount of energy in order to function. An example of this would be a generalist omnivore which relies heavily on one species of mustard for energy, while the other hosts are supplementary and not sufficient to provide the omnivore with its needed energy. If the mustard plant goes extinct, then the omnivore will not be able to receive the amount of energy needed for survival, and is at risk for extinction. </text:span></text:p>
      <text:p text:style-name="P5"/>
      <text:p text:style-name="P7">- For the analysis, and the creation, of multilayer networks they require the matrices in <text:span text:style-name="T6">question</text:span> to be either a tuple (meaning a<text:span text:style-name="T2">n</text:span> <text:span text:style-name="T2">unweighted connected matrix) or a triple (meaning a weighted connected matrix) format in order to be converted into a multilayer network.</text:span></text:p>
      <text:p text:style-name="P5"/>
      <text:p text:style-name="P5">- <text:s/><text:span text:style-name="T1">These collections of matrices can be ‘flattened’ into a supra-adjacency matrix which are a matrix of matrices – where each node has a species identifier, a weight assigned to it according to the intralayer edge weights, and a layer identifier. </text:span></text:p>
      <text:p text:style-name="P5"/>
      <text:p text:style-name="P5"/>
      <text:p text:style-name="P5"/>
      <text:p text:style-name="P3">Paragraph 2 (Hypothesis 1)</text:p>
      <text:p text:style-name="P8"/>
      <text:p text:style-name="P9">- <text:span text:style-name="T7">Multilayer networks in an ecological context currently have been used in both herbivore and pollinator systems there are still opportunities for its application outside of these trophic interactions. While previous studies have looked at the network interactions between herbivores and plants (cite) and herbivores and plant secondary metabolites (referred as plant defense chemicals cite) there is no research on the network interactions between plants, plant defense chemicals, and herbivores. While herbivores and plants have their own networks, it is important to take into account the network created by plant defense chemicals. These metabolite networks can indicate synergy between separate defense chemicals, and antagonistic relationships between defense chemicals such as the one between Salicylic Acid and Jasmonic Acid (cite). An application of one such interaction is the one between herbivores, plants, and plant secondary metabolites which through the use of multilayer networks can allow us to understand the evolution of plant defense chemicals in the context of both general and specialized defense chemicals.</text:span></text:p>
      <text:p text:style-name="P8"/>
      <text:p text:style-name="P8">Analysis of a herbivore-pat<text:span text:style-name="T7">h</text:span>ogen secondary metabolite network will yield modules of <text:span text:style-name="T8">plant defense chemicals</text:span> which will trend towards more flexible <text:span text:style-name="T7">defense</text:span> system in-planta and will also reduce the energy and nutritional cost that <text:span text:style-name="T7">synthesizing</text:span> these chemicals <text:span text:style-name="T7">requires (cite)</text:span>.</text:p>
      <text:p text:style-name="P8"/>
      <text:p text:style-name="P8"/>
      <text:p text:style-name="P8"/>
      <text:p text:style-name="P8"/>
      <text:p text:style-name="P8"/>
      <text:p text:style-name="P8"><text:s text:c="4"/>- this analysis will require the selection of a single plant species and a record of its <text:span text:style-name="T7">metabolite</text:span> under different stress conditions: herbivore attack, herbivore-pathogen attack, pathogen attack, and a control where no attack occurs. Metabolome measurements will be the baseline for the types of species which would be involved in the network.</text:p>
      <text:p text:style-name="P8"><text:s text:c="4"/>- A trilayer network, where each layer consists of the same trophic level or catogory, will need to be constructed where the secondary metabolites will sit in the middle layer and the interlayer edges are connected to the center layer this will help pin point the secondary metabolites with the greatest degree of connections -- implying that it a general chemical which confers resistance to both herbivores and pathogens.</text:p>
      <text:p text:style-name="P3"/>
      <text:p text:style-name="P3"/>
      <text:p text:style-name="P3"/>
      <text:p text:style-name="P3"/>
      <text:p text:style-name="P3"/>
      <text:p text:style-name="P3"/>
      <text:p text:style-name="P3"/>
      <text:p text:style-name="P3"/>
      <text:p text:style-name="P3">Paragraph 3 (Hypothesis 2)</text:p>
      <text:p text:style-name="P8"/>
      <text:p text:style-name="P8">2. Highly connected plants lead to less specialized chemicals in a community due to the induced selection caused by herbivores for more general defense compounds.</text:p>
      <text:p text:style-name="P8"/>
      <text:p text:style-name="P8"/>
      <text:p text:style-name="P8"/>
      <text:p text:style-name="P8"/>
      <text:p text:style-name="P8">2 <text:s text:c="3"/>- I will strictly have to stay with secondary metabolites which confer herbivore resistance and not chems which work on both herbivores and pathogens. </text:p>
      <text:p text:style-name="P10"><text:s text:c="4"/>Biological Relevence: The evolution of new chemicals in plants is not a simple task due to the <text:span text:style-name="T9">incredible</text:span> amount of energy and resources that are required in order to construct the simplest molecules. Thus, it is inferred that the evolution of specific defensive compounds cannot arise via stochastic means and must have a strong effect on the <text:span text:style-name="T9">fitness.</text:span></text:p>
      <text:p text:style-name="P10"/>
      <text:p text:style-name="P10"><text:s/>of the plant. This does not mean that specialized chemicals do not evolve in plant species, but that they will not be as frequent and will be less than expected by chance.</text:p>
      <text:p text:style-name="P8"/>
      <text:p text:style-name="P3"/>
      <text:p text:style-name="P3"/>
      <text:p text:style-name="P3"/>
      <text:p text:style-name="P3"/>
      <text:p text:style-name="P3">Paragraph 4 (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2T15:53:41.360599075</meta:creation-date>
    <dc:date>2018-06-10T01:02:39.108000000</dc:date>
    <meta:editing-duration>PT58M16S</meta:editing-duration>
    <meta:editing-cycles>12</meta:editing-cycles>
    <meta:generator>LibreOffice/6.0.3.2$Windows_X86_64 LibreOffice_project/8f48d515416608e3a835360314dac7e47fd0b821</meta:generator>
    <meta:document-statistic meta:table-count="0" meta:image-count="0" meta:object-count="0" meta:page-count="1" meta:paragraph-count="19" meta:word-count="975" meta:character-count="6245" meta:non-whitespace-character-count="5265"/>
  </office:meta>
</office:document-meta>
</file>